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1fa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Work on &lt;UNNAMED 1&gt; project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2T06:04:16.212899395</dc:date>
    <meta:editing-duration>P1DT6H10M1S</meta:editing-duration>
    <meta:editing-cycles>72</meta:editing-cycles>
    <meta:document-statistic meta:table-count="0" meta:image-count="0" meta:object-count="0" meta:page-count="1" meta:paragraph-count="2" meta:word-count="9" meta:character-count="68" meta:non-whitespace-character-count="61"/>
  </office:meta>
</office:document-meta>
</file>